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159A6CAF276.png" manifest:media-type="image/png"/>
  <manifest:file-entry manifest:full-path="Pictures/100000000000032200000216F0B39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style:text-underline-style="none" fo:background-color="transparent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  <text:p text:style-name="Standard"/>
      <text:p text:style-name="Standard">8.11.2013</text:p>
      <text:p text:style-name="Standard"/>
      <text:p text:style-name="Standard">afficher les attributs des descripteurs de points dans SIFT</text:p>
      <text:p text:style-name="Standard">trouver la doc de la fonction BruteForceMatche</text:p>
      <text:p text:style-name="Standard"/>
      <text:p text:style-name="Standard"><text:a xlink:type="simple" xlink:href="http://mediabox.grasp.upenn.edu/roswiki/doc/api/features_2d/html/classfeatures__2d_1_1BruteForceMatcher.html">http://mediabox.grasp.upenn.edu/roswiki/doc/api/features_2d/html/classfeatures__2d_1_1BruteForceMatcher.html</text:a></text:p>
      <text:p text:style-name="Standard"/>
      <text:p text:style-name="Standard">essayer de comprendre les structures Keypoints, vector&lt;DMatch&gt; etc...</text:p>
      <text:p text:style-name="Standard"/>
      <text:p text:style-name="Standard">essayer de ne garder que les keypoints à une certaine distance</text:p>
      <text:p text:style-name="Standard"/>
      <text:p text:style-name="Standard">(trouver <text:a xlink:type="simple" xlink:href="http://docs.opencv.org/java/org/opencv/core/Point.html">http://docs.opencv.org/java/org/opencv/core/Point.html</text:a></text:p>
      <text:p text:style-name="Standard">)</text:p>
      <text:p text:style-name="Standard"/>
      <text:p text:style-name="Standard">essayer la méthode get de mat sur une vraie version d'opencv</text:p>
      <text:p text:style-name="Standard">type de Cvmat :</text:p>
      <text:p text:style-name="Standard"><text:a xlink:type="simple" xlink:href="http://docs.opencv.org/java/constant-values.html#org.opencv.core.CvType.CV_16S">http://docs.opencv.org/java/constant-values.html#org.opencv.core.CvType.CV_16S</text:a></text:p>
      <text:p text:style-name="Standard"/>
      <text:p text:style-name="Standard">12,11,2013</text:p>
      <text:p text:style-name="Standard"/>
      <text:p text:style-name="Standard">reprise, lecture tranquille du pdf sur les blobs</text:p>
      <text:p text:style-name="Standard">lis ce qu'est une fonction gaussienne</text:p>
      <text:p text:style-name="Standard"/>
      <text:p text:style-name="Standard">On utilise un filtre laplacien. On joue sur un paramètre sigma. Plus sigma augmente moins la fonction se rapproche d'une fonction en échelle. Mais cela réduit l'amplitude de la fonction. On <text:soft-page-break/>multiplie donc par sigma. Sigma désigne la taille de la tâche.</text:p>
      <text:p text:style-name="Standard"/>
      <text:p text:style-name="Standard"/>
      <text:p text:style-name="Standard"><draw:frame draw:style-name="fr1" draw:name="images1" text:anchor-type="paragraph" svg:width="17cm" svg:height="11.319cm" draw:z-index="0"><draw:image xlink:href="Pictures/100000000000032200000216F0B396E3.png" xlink:type="simple" xlink:show="embed" xlink:actuate="onLoad"/></draw:frame>Ici sigma=8, c'est bien la taille de la tâche.</text:p>
      <text:p text:style-name="Standard"/>
      <text:p text:style-name="Standard">Laplacien du gaussien..</text:p>
      <text:p text:style-name="Standard"/>
      <text:p text:style-name="Standard">Le laplacien peut être approximé par une différence de gaussien.</text:p>
      <text:p text:style-name="Standard"/>
      <text:p text:style-name="Standard"><draw:frame draw:style-name="fr1" draw:name="images2" text:anchor-type="paragraph" svg:width="17cm" svg:height="7.153cm" draw:z-index="1"><draw:image xlink:href="Pictures/100000000000033400000159A6CAF276.png" xlink:type="simple" xlink:show="embed" xlink:actuate="onLoad"/></draw:frame></text:p>
      <text:p text:style-name="Standard">A faire : rechercher si le centre des blobs détectés est une valeur sure.</text:p>
      <text:p text:style-name="Standard">Q : Faut il utiliser la détermination de la taille des taches après les avoir détecter ? Segmentatation ?</text:p>
      <text:h text:style-name="P5" text:outline-level="1">Opencv</text:h>
      <text:p text:style-name="P3"/>
      <text:p text:style-name="P4">Pour acceder à un pixel :</text:p>
      <text:p text:style-name="P4"/>
      <text:p text:style-name="P4">image1.at&lt;Vec3b&gt;(i,j)[k];</text:p>
      <text:p text:style-name="P4"/>
      <text:p text:style-name="P4">i,j:ligne colone (peut être pas dans cet ordre)</text:p>
      <text:p text:style-name="P4"/>
      <text:p text:style-name="P4">k:0=bleu</text:p>
      <text:p text:style-name="P4"><text:s text:c="3"/>1=vert</text:p>
      <text:p text:style-name="P4"><text:s text:c="3"/>2=rouge</text:p>
      <text:p text:style-name="P4"/>
      <text:p text:style-name="P4"/>
      <text:p text:style-name="P4">Elaboration d'une interface pour comparer deux images :</text:p>
      <text:p text:style-name="P4"/>
      <text:p text:style-name="P4">1.faire un programme ou avec une trackbar on fait apparaître une image en fondu</text:p>
      <text:p text:style-name="P4">fait</text:p>
      <text:p text:style-name="P4"/>
      <text:p text:style-name="P4">2, reussir à avoir dans les matches les coordonnées des points d'origines et d'arrivées </text:p>
      <text:p text:style-name="P4"/>
      <text:p text:style-name="P4">3,et faire une translation progressive</text:p>
      <text:p text:style-name="P4">(e.g <text:s/>xt = (thresh/100)*x1+(100-thresh)/100*x2 )</text:p>
      <text:p text:style-name="P4"/>
      <text:p text:style-name="P4">4.(option, idée)</text:p>
      <text:p text:style-name="P4">pour différencier la couleur de chaque matches, on pourrait faire un gradient de couleur du genre :</text:p>
      <text:p text:style-name="P4"/>
      <text:p text:style-name="P4">C(i)=( (256*256*256)/nbdepointstotal)*i</text:p>
      <text:p text:style-name="P4"/>
      <text:p text:style-name="P4"/>
      <text:p text:style-name="P4">reste de C(i)/256 = qb</text:p>
      <text:p text:style-name="P4"><text:s text:c="2"/>C(i)%256 = bleu</text:p>
      <text:p text:style-name="P4">qb/256=qv</text:p>
      <text:p text:style-name="P4">qb%256=vert</text:p>
      <text:p text:style-name="P4">qr=qv/256=rouge</text:p>
      <text:p text:style-name="P4"/>
      <text:p text:style-name="P4"/>
      <text:p text:style-name="P4"><text:soft-page-break/>pensez à adapter le nombre de chanel pour les images (couleur!= n&amp;b)</text:p>
      <text:p text:style-name="P4"/>
      <text:p text:style-name="P4">5,faire en sorte que des couleurs plus claires sont des points plus précis ? (difficile à mettre en œuvre)</text:p>
      <text:p text:style-name="P4"/>
      <text:p text:style-name="P4">6,faire en sorte que si la distance est trop grande, ne pas afficher</text:p>
      <text:p text:style-name="P4"/>
      <text:p text:style-name="P4">7,faire une double trackbar pour afficher un groupe de points que l'on veut afficher</text:p>
      <text:p text:style-name="P4"/>
      <text:p text:style-name="P4">13,11,2013</text:p>
      <text:p text:style-name="P4"/>
      <text:p text:style-name="P4">faire des recherches pour adapter le programme (bonne GUI)</text:p>
      <text:p text:style-name="P4"/>
      <text:p text:style-name="P4">(voir <text:a xlink:type="simple" xlink:href="http://fr.wikipedia.org/wiki/Liste_de_bibliothèques_d%27interface_utilisateur">http://fr.wikipedia.org/wiki/Liste_de_biblioth%C3%A8ques_d%27interface_utilisateur</text:a> )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Bitstream Vera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13T15:52:35</dc:date>
    <dc:creator>Daniel Veysseire</dc:creator>
    <meta:editing-duration>P5DT7H4M6S</meta:editing-duration>
    <meta:editing-cycles>66</meta:editing-cycles>
    <meta:generator>LibreOffice/3.5$Linux_X86_64 LibreOffice_project/350m1$Build-2</meta:generator>
    <meta:document-statistic meta:table-count="1" meta:image-count="2" meta:object-count="0" meta:page-count="5" meta:paragraph-count="104" meta:word-count="604" meta:character-count="4238" meta:non-whitespace-character-count="3726"/>
  </office:meta>
</office:document-meta>
</file>